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2" office:value-type="string" calcext:value-type="string">
            <text:p>Poids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4800" calcext:value-type="float">
            <text:p>4800</text:p>
          </table:table-cell>
          <table:table-cell table:formula="of:=[.C2]/[.B2]" office:value-type="float" office:value="600" calcext:value-type="float">
            <text:p>600</text:p>
          </table:table-cell>
          <table:table-cell/>
          <table:table-cell table:formula="of:=[.C3]+[.C4]+[.C5]"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table:formula="of:=[.C3]/[.B3]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formula="of:=[.C4]/[.B4]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C5]/[.B5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style-name="ce3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oids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4800" calcext:value-type="float">
            <text:p>4800</text:p>
          </table:table-cell>
          <table:table-cell table:formula="of:=[.C8]/[.B8]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table:formula="of:=[.C9]/[.B9]"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formula="of:=[.C10]/[.B10]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C11]/[.B11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style-name="ce3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oids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8100" calcext:value-type="float">
            <text:p>8100</text:p>
          </table:table-cell>
          <table:table-cell table:formula="of:=[.C14]/[.B14]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7200" calcext:value-type="float">
            <text:p>7200</text:p>
          </table:table-cell>
          <table:table-cell table:formula="of:=[.C15]/[.B15]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5500" calcext:value-type="float">
            <text:p>5500</text:p>
          </table:table-cell>
          <table:table-cell table:formula="of:=[.C16]/[.B16]"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table:formula="of:=[.C17]/[.B17]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formula="of:=[.C18]/[.B18]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table:style-name="ce3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oids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9100" calcext:value-type="float">
            <text:p>9100</text:p>
          </table:table-cell>
          <table:table-cell table:formula="of:=[.C21]/[.B21]" office:value-type="float" office:value="1300" calcext:value-type="float">
            <text:p>1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7200" calcext:value-type="float">
            <text:p>7200</text:p>
          </table:table-cell>
          <table:table-cell table:formula="of:=[.C22]/[.B22]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4800" calcext:value-type="float">
            <text:p>4800</text:p>
          </table:table-cell>
          <table:table-cell table:formula="of:=[.C23]/[.B23]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table:formula="of:=[.C24]/[.B24]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2600" calcext:value-type="float">
            <text:p>2600</text:p>
          </table:table-cell>
          <table:table-cell table:formula="of:=[.C25]/[.B25]" office:value-type="float" office:value="1300" calcext:value-type="float">
            <text:p>1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C26]/[.B26]" office:value-type="float" office:value="200" calcext:value-type="float">
            <text:p>2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1T15:24:47.192000000</meta:creation-date>
    <dc:date>2023-05-11T16:59:35.647000000</dc:date>
    <meta:editing-duration>PT34M40S</meta:editing-duration>
    <meta:editing-cycles>2</meta:editing-cycles>
    <meta:generator>LibreOffice/7.0.3.1$Windows_X86_64 LibreOffice_project/d7547858d014d4cf69878db179d326fc3483e082</meta:generator>
    <meta:document-statistic meta:table-count="1" meta:cell-count="89" meta:object-count="0"/>
  </office:meta>
</office:document-meta>
</file>